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48.9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column table:style-name="co1" table:number-columns-repeated="253" table:default-cell-style-name="ce2"/>
        <table:table-column table:style-name="co1" table:number-columns-repeated="768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PRECIO</text:p>
          </table:table-cell>
          <table:table-cell office:value-type="string" calcext:value-type="string">
            <text:p>OBS</text:p>
          </table:table-cell>
          <table:table-cell table:number-columns-repeated="1020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REVESTIMIENTO PRESVEST (POLVO) - BOLSA X 100 GR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LAMBRE VARILLA 19X25 - VARILLA X 10 UNIDADES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string" calcext:value-type="string">
            <text:p>CATGUT CROMICO 4-0 USP 70 C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IRA NERVIOS ( SOLO NIÑOS ODONTOPEDIATRIA) - UNID</text:p>
          </table:table-cell>
          <table:table-cell table:style-name="ce3" office:value-type="float" office:value="0" calcext:value-type="float">
            <text:p>0.00</text:p>
          </table:table-cell>
          <table:table-cell office:value-type="string" calcext:value-type="string">
            <text:p>no se compra</text:p>
          </table:table-cell>
          <table:table-cell table:number-columns-repeated="1020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FLUOR PROTECTOR BARNIZ 0.1% FLUORURO DE SODIO - AMPOLLA X 0.4 M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string" calcext:value-type="string">
            <text:p>PERLA DE VIDRIO 90 MICRAS ZETA BAND - BOLSA X 1 KLG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CINTA MATRIZ 6MM - ROLLO 0,07X500M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GAS PARA ENCENDEDORES (SOLDAR) - FRASCO X 360 ML</text:p>
          </table:table-cell>
          <table:table-cell table:style-name="ce3" office:value-type="float" office:value="22" calcext:value-type="float">
            <text:p>22.00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CINTA MATRIZ 7MM - ROLLO 0,07X500MM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GORROS DESCARTABLES CELESTES - CAJA X 100 UND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1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GORROS DESCARTABLES TIPO GUSANO - CAJA X 100 UND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1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string" calcext:value-type="string">
            <text:p>PALITOS DE GLOBO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021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AGUJA EXTRALARGA (38 MM) - CAJA X 100 UND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AGUJA LARGA (30 MM) - CAJA X 100 UND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AGUJA PEDIATRICA (12 MM) - CAJA X 100 UNID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HOJA DE BISTURI #11 - CAJA X 100 UND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HOJA DE BISTURI #15C - CAJA X 100 UND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PAPEL DE ARTICULAR HEMIARCADA - CAJA X 12 BLISTER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1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string" calcext:value-type="string">
            <text:p>PAPEL DE ARTICULAR - CAJA X 12 BLISTER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1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string" calcext:value-type="string">
            <text:p>GLOBOS (CUMPLEAÑOS)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102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JERINGA DE 10 ML - CAJA X 100 UNID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GLOBOS CON LOGO (CLINICA)</text:p>
          </table:table-cell>
          <table:table-cell table:style-name="ce3" office:value-type="float" office:value="0.3" calcext:value-type="float">
            <text:p>0.30</text:p>
          </table:table-cell>
          <table:table-cell table:number-columns-repeated="1021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string" calcext:value-type="string">
            <text:p>FRANELA DE LIMPIEZA (AMARILLO)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1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TETRACICLINA - CAPSULAS X 500 MG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1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METRONIDAZOL X 500MG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1021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AMPOS DE TRABAJO - CAMPOS DE DESECHABLES - CAJA X 100 UNID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BENGALAS COLOR VERMELHO CRISTAL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BENGALAS COLOR AZUL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BENGALAS COLOR VERDE CRISTAL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BENGALAS COLOR AZUL BEBE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BENGALAS COLOR AMARELO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BENGALAS COLOR PINK CRISTAL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BENGALAS COLOR VERDE MUSGO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BENGALAS COLOR VERDE PÉROLA - PAQ X 10 BENGALAS</text:p>
          </table:table-cell>
          <table:table-cell table:style-name="ce3" office:value-type="float" office:value="0.638" calcext:value-type="float">
            <text:p>0.64</text:p>
          </table:table-cell>
          <table:table-cell table:number-columns-repeated="1021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string" calcext:value-type="string">
            <text:p>DISCOS SOFLEX - UNID</text:p>
          </table:table-cell>
          <table:table-cell table:style-name="ce3" table:formula="of:=(18.9*3.23)/85" office:value-type="float" office:value="0.7182" calcext:value-type="float">
            <text:p>0.72</text:p>
          </table:table-cell>
          <table:table-cell table:number-columns-repeated="1021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BANDA #40.5 - CAJA X 10 UNID</text:p>
          </table:table-cell>
          <table:table-cell table:style-name="ce3" office:value-type="float" office:value="0.897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BANDA #39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BANDA #41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BANDA #30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BANDA #28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BANDA #41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BANDA #32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BANDA #29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BANDA #42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BANDA #33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BANDA #29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BANDA #33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BANDA #30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string" calcext:value-type="string">
            <text:p>BENGALAS COLOR PURPLE - PAQ X 10 BENGALAS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BANDA #34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BANDA #34.5 - CAJA X 10 UNID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02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BOTONES PARA SOLDAR - PAQUETE X 10 UND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BENGALAS ( DONAS O ELASTICOS) CON DISEÑO MIKEY Y HELLO KITY - PAQ X 10 BENGALAS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021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string" calcext:value-type="string">
            <text:p>GUANTES ESTERILES N°7 - CAJA X 50 PARES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1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GUANTES ESTERILES N°6.5 - CAJA X 50 PARES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CO NITI ESTETICO INFERIOR # 18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RCO NITI ESTETICO SUPERIOR # 18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ARCO NITI ESTETICO INFERIOR # 14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CO NITI ESTETICO INFERIOR # 16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CO NITI ESTETICO INFERIOR # 18X25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CO NITI ESTETICO INFERIOR # 20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CO NITI ESTETICO SUPERIOR # 14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ARCO NITI ESTETICO SUPERIOR # 16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CO NITI ESTETICO SUPERIOR # 16X22 - UNID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string" calcext:value-type="string">
            <text:p>ARCO NITI ESTETICO INFERIOR # 12</text:p>
          </table:table-cell>
          <table:table-cell table:style-name="ce3" office:value-type="float" office:value="1.6" calcext:value-type="float">
            <text:p>1.60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CONOS DE PAPEL N°45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CONOS DE PAPEL N°5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CONOS DE PAPEL N°55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CONOS DE PAPEL N°25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CONOS DE PAPEL N°6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CONOS DE PAPEL N°3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CONOS DE PAPEL N°7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CONOS DE PAPEL N°35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CONOS DE PAPEL N°8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CONOS DE PAPEL N°40 - KIT X 6 UNID</text:p>
          </table:table-cell>
          <table:table-cell table:style-name="ce3" office:value-type="float" office:value="1.7" calcext:value-type="float">
            <text:p>1.70</text:p>
          </table:table-cell>
          <table:table-cell table:number-columns-repeated="1021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string" calcext:value-type="string">
            <text:p>VASO DESCARTABLE GRANDE X 50 UNID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1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string" calcext:value-type="string">
            <text:p>BOLSA - 5X32 X 70 UNID</text:p>
          </table:table-cell>
          <table:table-cell table:style-name="ce3" office:value-type="float" office:value="1.8" calcext:value-type="float">
            <text:p>1.80</text:p>
          </table:table-cell>
          <table:table-cell table:number-columns-repeated="1021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string" calcext:value-type="string">
            <text:p>ARCO NITI INFERIOR # 19X25 - PAQUETE X 10 UNID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string" calcext:value-type="string">
            <text:p>ARCO NITI SUPERIOR # 17X25 - PAQUETE X 10 UNID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ARCO NITI INFERIOR # 17X25 - PAQUETE X 10 UNID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ARCO NITI SUPERIOR # 19X25 - PAQUETE X 10 UNID</text:p>
          </table:table-cell>
          <table:table-cell table:style-name="ce3" office:value-type="float" office:value="1.87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string" calcext:value-type="string">
            <text:p>ARCO NITI SUPERIOR # 18X25 - PAQUETE X 10 UNID</text:p>
          </table:table-cell>
          <table:table-cell table:style-name="ce3" office:value-type="float" office:value="1.874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ARCO NITI INFERIOR # 16X16 - PAQUETE X 10 UNID</text:p>
          </table:table-cell>
          <table:table-cell table:style-name="ce3" office:value-type="float" office:value="1.874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SERVILLETAS - PAQUETES X 200 UND.</text:p>
          </table:table-cell>
          <table:table-cell table:style-name="ce3" office:value-type="float" office:value="2" calcext:value-type="float">
            <text:p>2.00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GASA - ROLLO DE 100 YD X 1 YD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1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ARCO ACERO INFERIOR # 16X22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string" calcext:value-type="string">
            <text:p>ARCO ACERO INFERIOR # 19X25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ARCO ACERO INFERIOR # 16X16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string" calcext:value-type="string">
            <text:p>ARCO ACERO SUPERIOR # 16X22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ARCO ACERO INFERIOR # 17X25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ARCO ACERO SUPERIOR # 19X25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string" calcext:value-type="string">
            <text:p>ARCO ACERO SUPERIOR # 16X16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string" calcext:value-type="string">
            <text:p>ARCO ACERO SUPERIOR # 17X25 - PAQUETE X 10 UNID</text:p>
          </table:table-cell>
          <table:table-cell table:style-name="ce3" office:value-type="float" office:value="2.4" calcext:value-type="float">
            <text:p>2.40</text:p>
          </table:table-cell>
          <table:table-cell table:number-columns-repeated="1021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GODIVA VERDE PARA IMPRESIONES TIPO 1 EN LAPIZ - FRASCO X 12 UNID</text:p>
          </table:table-cell>
          <table:table-cell table:style-name="ce3" office:value-type="float" office:value="2.5" calcext:value-type="float">
            <text:p>2.50</text:p>
          </table:table-cell>
          <table:table-cell office:value-type="string" calcext:value-type="string">
            <text:p>unidad</text:p>
          </table:table-cell>
          <table:table-cell table:number-columns-repeated="1020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string" calcext:value-type="string">
            <text:p>BOLSAS DE POLIETILENO</text:p>
          </table:table-cell>
          <table:table-cell table:style-name="ce3" office:value-type="float" office:value="2.5" calcext:value-type="float">
            <text:p>2.50</text:p>
          </table:table-cell>
          <table:table-cell table:number-columns-repeated="1021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string" calcext:value-type="string">
            <text:p>VASO POLIETILENO X 25 UNID</text:p>
          </table:table-cell>
          <table:table-cell table:style-name="ce3" office:value-type="float" office:value="2.5" calcext:value-type="float">
            <text:p>2.50</text:p>
          </table:table-cell>
          <table:table-cell table:number-columns-repeated="1021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TUBOS ROTH DERECHO INF / SOLDAR - CJA X 10 UND</text:p>
          </table:table-cell>
          <table:table-cell table:style-name="ce3" office:value-type="float" office:value="2.63" calcext:value-type="float">
            <text:p>2.63</text:p>
          </table:table-cell>
          <table:table-cell table:number-columns-repeated="1021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string" calcext:value-type="string">
            <text:p>AGUJA CON HILO 4.0 - SEDA NEGRA - CAJA X 24 UND</text:p>
          </table:table-cell>
          <table:table-cell table:style-name="ce3" office:value-type="float" office:value="2.7" calcext:value-type="float">
            <text:p>2.70</text:p>
          </table:table-cell>
          <table:table-cell table:number-columns-repeated="1021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string" calcext:value-type="string">
            <text:p>AGUJA CON HILO 5.0 - NYLON NEGRO - CAJA X 24 UND - NYLON AZUL MONOFILAMENTO</text:p>
          </table:table-cell>
          <table:table-cell table:style-name="ce3" office:value-type="float" office:value="2.74" calcext:value-type="float">
            <text:p>2.74</text:p>
          </table:table-cell>
          <table:table-cell table:number-columns-repeated="1021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string" calcext:value-type="string">
            <text:p>BOLSA 5 X10 X 200UNID</text:p>
          </table:table-cell>
          <table:table-cell table:style-name="ce3" office:value-type="float" office:value="2.8" calcext:value-type="float">
            <text:p>2.80</text:p>
          </table:table-cell>
          <table:table-cell table:number-columns-repeated="1021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string" calcext:value-type="string">
            <text:p>FRESA DE PULIDO DORADA - UNID</text:p>
          </table:table-cell>
          <table:table-cell table:style-name="ce3" office:value-type="float" office:value="3" calcext:value-type="float">
            <text:p>3.00</text:p>
          </table:table-cell>
          <table:table-cell office:value-type="string" calcext:value-type="string">
            <text:p>cada uno</text:p>
          </table:table-cell>
          <table:table-cell table:number-columns-repeated="1020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BOLSA DE PLATICO CON ASA MEDIANO (BLANCO) X 50 UNID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LIJAR DE AGUA X PLANCHA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ERA AMARILLA PEGAJOSA - CAJA X 10 BARRAS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CERA RODETE - CAJA X 10 BARRAS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CERA BASE ROJA - CAJA X 20 UNID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string" calcext:value-type="string">
            <text:p>CERA BASE ECONOMICA - ROSADO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YESO TIPO II - BOLSA X 1 KLG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1021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string" calcext:value-type="string">
            <text:p>BOLSA DE PLATICO CON ASA GRANDE (BLANCO) X 50 UNID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string" calcext:value-type="string">
            <text:p>FRESA LANZA 2.0MM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FRESA CONICA 3.0MM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CINTA CELULOIDE (TIRA DE POLIESTER) - PAQUETE X 50 UNID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string" calcext:value-type="string">
            <text:p>METAL - PAQ X 1 KLG X 159 UNID</text:p>
          </table:table-cell>
          <table:table-cell table:style-name="ce3" office:value-type="float" office:value="3.5" calcext:value-type="float">
            <text:p>3.50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CONOS DE GUTAPERCHA N°3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CONOS DE GUTAPERCHA N°3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CONOS DE GUTAPERCHA N°4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CONOS DE GUTAPERCHA N°7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CONOS DE GUTAPERCHA N°4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CONOS DE GUTAPERCHA N°8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BENGALAS COLOR AZUL MARINO - PAQ X 10 BENGALAS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CONOS DE GUTAPERCHA N°5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CONOS DE GUTAPERCHA N°5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CONOS DE GUTAPERCHA N°1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CONOS DE GUTAPERCHA N°6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CONOS DE GUTAPERCHA N°20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CONOS DE GUTAPERCHA N°25 - KIT X 6 UNID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21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LIMAS K-FILE MAILLEFER 25MM # 5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string" calcext:value-type="string">
            <text:p>LIMAS K-FILE MAILLEFER 28MM # 2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LIMAS K-FILE MAILLEFER 21MM # 4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LIMAS K-FILE MAILLEFER 25MM # 3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LIMAS K-FILE MAILLEFER 28MM # 3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LIMAS K-FILE MAILLEFER 25MM # 4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LIMAS K-FILE MAILLEFER 28MM # 3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LIMAS K-FILE MAILLEFER 21MM # 06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LIMAS K-FILE MAILLEFER 28MM # 4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LIMAS K-FILE MAILLEFER 21MM # 08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string" calcext:value-type="string">
            <text:p>LIMAS K-FILE MAILLEFER 28MM # 4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LIMAS K-FILE MAILLEFER 21MM # 1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BRACKETS METALICOS ROTH Nº 13 - PAQ X 10 BENGALAS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LIMAS K-FILE MAILLEFER 21MM # 1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BRACKETS METALICOS ROTH Nº 14 - PAQ X 10 BENGALAS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LIMAS K-FILE MAILLEFER 21MM # 2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LIMAS K-FILE MAILLEFER 25MM # 1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LIMAS K-FILE MAILLEFER 21MM # 2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LIMAS K-FILE MAILLEFER 25MM # 2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LIMAS K-FILE MAILLEFER 28MM # 1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LIMAS K-FILE MAILLEFER 21MM # 3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LIMAS K-FILE MAILLEFER 25MM # 2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LIMAS K-FILE MAILLEFER 28MM # 2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LIMAS K-FILE MAILLEFER 21MM # 35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LIMAS K-FILE MAILLEFER 25MM # 30 - CAJA X 6 UNID</text:p>
          </table:table-cell>
          <table:table-cell table:style-name="ce3" office:value-type="float" office:value="4.8" calcext:value-type="float">
            <text:p>4.80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RADIOGRAFIA OCLUSAL - CAJA X 25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BRACKESTS EDWICE # 33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RACKESTS EDWICE # 13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BRACKESTS EDWICE # 34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BRACKESTS EDWICE # 14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BRACKESTS EDWICE # 35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BRACKESTS EDWICE # 15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BRACKESTS EDWICE # 41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BRACKESTS EDWICE # 21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BRACKESTS EDWICE # 42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BRACKESTS EDWICE # 22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BRACKESTS EDWICE # 43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BRACKESTS EDWICE # 23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BRACKESTS EDWICE # 44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BRACKESTS EDWICE # 24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BRACKESTS EDWICE # 45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BRACKESTS EDWICE # 25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BRACKESTS EDWICE # 31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BRACKESTS EDWICE # 32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BRACKESTS EDWICE # 12 -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ARCO CURVA REVERSA INFERIOR #18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ARCO CURVA REVERSA SUPERIOR #12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ARCO CURVA REVERSA SUPERIOR #14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ARCO CURVA REVERSA SUPERIOR #16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string" calcext:value-type="string">
            <text:p>FRESA HELICOIDAL 2.0X15MM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ARCO CURVA REVERSA SUPERIOR #18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ARCO CURVA REVERSA INFERIOR #12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ARCO CURVA REVERSA INFERIOR #14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ARCO CURVA REVERSA INFERIOR #16 - PAQUETE X 10 UNID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string" calcext:value-type="string">
            <text:p>YESO TIPO III - BOLSA X 1 KLG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LAMBRE DE RESORTE ABIERTO - ROLLO</text:p>
          </table:table-cell>
          <table:table-cell table:style-name="ce3" office:value-type="float" office:value="5.4" calcext:value-type="float">
            <text:p>5.40</text:p>
          </table:table-cell>
          <table:table-cell table:number-columns-repeated="1021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TUBO CONVERTIBLE INFERIOR DERECHO/SOLDAR - CAJA X 10 UNID</text:p>
          </table:table-cell>
          <table:table-cell table:style-name="ce3" office:value-type="float" office:value="5.5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string" calcext:value-type="string">
            <text:p>TUBO CONVERTIBLE INFERIOR IZQUIERDO/SOLDAR - CAJA X 10 UNID</text:p>
          </table:table-cell>
          <table:table-cell table:style-name="ce3" office:value-type="float" office:value="5.5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TUBO CONVERTIBLE SUPERIOR DERECHO/ SOLDAR - CAJA X 10 UNID</text:p>
          </table:table-cell>
          <table:table-cell table:style-name="ce3" office:value-type="float" office:value="5.5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TUBO CONVERTIBLE SUPERIOR IZQUIERDO/SOLDAR - CAJA X 10 UNID</text:p>
          </table:table-cell>
          <table:table-cell table:style-name="ce3" office:value-type="float" office:value="5.5" calcext:value-type="float">
            <text:p>5.50</text:p>
          </table:table-cell>
          <table:table-cell table:number-columns-repeated="1021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LIMAS K-FILE MAILLEFER 21MM # 45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string" calcext:value-type="string">
            <text:p>LIMAS K-FILE MAILLEFER 21MM # 5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LIMAS K-FILE MAILLEFER 25MM # 45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LIMAS K-FILE MAILLEFER 21MM # 55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LIMAS K-FILE MAILLEFER 25MM # 5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LIMAS K-FILE MAILLEFER 21MM # 6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LIMAS K-FILE MAILLEFER 28MM # 5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LIMAS K-FILE MAILLEFER 21MM # 7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LIMAS K-FILE MAILLEFER 25MM # 6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LIMAS K-FILE MAILLEFER 28MM # 55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LIMAS K-FILE MAILLEFER 21MM # 8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LIMAS K-FILE MAILLEFER 25MM # 7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LIMAS K-FILE MAILLEFER 28MM # 6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LIMAS K-FILE MAILLEFER 25MM # 8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LIMAS K-FILE MAILLEFER 28MM # 7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LIMAS K-FILE MAILLEFER 28MM # 80 - CAJA X 6 UNID</text:p>
          </table:table-cell>
          <table:table-cell table:style-name="ce3" office:value-type="float" office:value="5.8" calcext:value-type="float">
            <text:p>5.80</text:p>
          </table:table-cell>
          <table:table-cell table:number-columns-repeated="1021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string" calcext:value-type="string">
            <text:p>GATE GLIDEN #2 - UNID</text:p>
          </table:table-cell>
          <table:table-cell table:style-name="ce3" office:value-type="float" office:value="6" calcext:value-type="float">
            <text:p>6.00</text:p>
          </table:table-cell>
          <table:table-cell office:value-type="string" calcext:value-type="string">
            <text:p>cada uno</text:p>
          </table:table-cell>
          <table:table-cell table:number-columns-repeated="1020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string" calcext:value-type="string">
            <text:p>GATE GLIDEN #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string" calcext:value-type="string">
            <text:p>GATE GLIDEN #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RACKETS ESTETICOS REPOSICION Nº 3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GATE GLIDEN #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GATE GLIDEN #6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GATES PESSO #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ALAMBRE TWFLEX - VARILLA X 10 UNIDADE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string" calcext:value-type="string">
            <text:p>GATES PESSO #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CINTA MATRIZ 5MM - ROLLO 0,05X500MM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string" calcext:value-type="string">
            <text:p>GATES PESSO #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string" calcext:value-type="string">
            <text:p>PORTA BANDA MATRIZ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string" calcext:value-type="string">
            <text:p>CASTORIT SUPER C LIQUIDO - FRASCO X 3.5 ML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string" calcext:value-type="string">
            <text:p>CASTORIT SUPER C POLVO - BOLSA X 150 GR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ACKETS ESTETICOS REPOSICION Nº 2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TUBOS DOBLES ROTH DERECHO INF / SOLD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TUBOS TRIPLES ROTH DERECHO INF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RACKETS ESTETICOS REPOSICION Nº 4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RACKETS ESTETICOS REPOSICION Nº 2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TUBOS DOBLES ROTH IZQUIERDO INF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TUBOS TRIPLES ROTH DERECHO SUP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ACKETS ESTETICOS REPOSICION Nº 4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ARCO THERMO # 12 - PAQUETE X 10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RACKETS ESTETICOS REPOSICION Nº 2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TUBOS DOBLES ROTH IZQUIERDO SUP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TUBOS TRIPLES ROTH IZQUIERDO INF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RACKETS ESTETICOS REPOSICION Nº 4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RACKETS ESTETICOS REPOSICION Nº 2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TUBOS DOBLES ROTH IZQUIERDO SUP / SOLD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TUBOS TRIPLES ROTH IZQUIERDO SUP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CKETS ESTETICOS REPOSICION Nº 1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RACKETS ESTETICOS REPOSICION Nº 3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CKETS ESTETICOS REPOSICION Nº 1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RACKETS ESTETICOS REPOSICION Nº 3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CKETS ESTETICOS REPOSICION Nº 13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RACKETS ESTETICOS REPOSICION Nº 3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RACKETS ESTETICOS REPOSICION Nº 14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TUBOS DOBLES ROTH DERECHO SUP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RACKETS ESTETICOS REPOSICION Nº 3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RACKETS ESTETICOS REPOSICION Nº 15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TUBOS DOBLES ROTH DERECHO SUP / SOLD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ACKETS ESTETICOS REPOSICION Nº 2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TUBOS DOBLES ROTH DERECHO INF / PEGAR - CJA X 10 UN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BRACKETS METALICOS ROTH Nº 24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BRACKETS METALICOS ROTH Nº 43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BRACKETS METALICOS ROTH Nº 25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BRACKETS METALICOS ROTH Nº 44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BRACKETS METALICOS ROTH Nº 31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BRACKETS METALICOS ROTH Nº 45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BRACKETS METALICOS ROTH Nº 11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BRACKETS METALICOS ROTH Nº 32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BRACKETS METALICOS ROTH Nº 12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BRACKETS METALICOS ROTH Nº 33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BRACKETS METALICOS ROTH Nº 34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BRACKETS METALICOS ROTH Nº 35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BRACKETS METALICOS ROTH Nº 15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BRACKETS METALICOS ROTH Nº 41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BRACKETS METALICOS ROTH Nº 21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RACKETS ESTETICOS REPOSICION Nº 4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BRACKETS METALICOS ROTH Nº 22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BRACKESTS EDWICE # 11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RACKETS ESTETICOS REPOSICION Nº 42 - UNID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BRACKETS METALICOS ROTH Nº 23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BRACKETS METALICOS ROTH Nº 42 - PAQ X 10 BENGALAS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string" calcext:value-type="string">
            <text:p>YESO TIPO IV - BOLSA X 1 KLG</text:p>
          </table:table-cell>
          <table:table-cell table:style-name="ce3" office:value-type="float" office:value="6" calcext:value-type="float">
            <text:p>6.00</text:p>
          </table:table-cell>
          <table:table-cell table:number-columns-repeated="1021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LIJAR DE RESINA 170X4 MM. - CAJA X 75 UNID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ARCO THERMO # 16 - PAQUETE X 10 UNID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ARCO THERMO # 14 - PAQUETE X 10 UNID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ARCO THERMO # 18 - PAQUETE X 10 UNID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ARCO THERMO # 20 - PAQUETE X 10 UNID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ALCOHOL ETILICO - FRASCO X 1.5 LT</text:p>
          </table:table-cell>
          <table:table-cell table:style-name="ce3" office:value-type="float" office:value="7" calcext:value-type="float">
            <text:p>7.00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ELASTICOS (LIGAS) 1/4 - PQT X 1000 UND</text:p>
          </table:table-cell>
          <table:table-cell table:style-name="ce3" office:value-type="float" office:value="7.5" calcext:value-type="float">
            <text:p>7.50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DTA - FRASCO X 20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ALVEOLEX - FRASCO X 10 GR.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HIDROXIDO DE CALCIO - CAJA X 10 GR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LEO DE LARANJA - FRASCO X 10 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ANESTESIA TOPICA EN CREMA - FRASCO X 12GR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UCALIPTOL (SOLVENTE DE GUTAPERCHA) - FRASCO X 10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PARAMONOCLOROFENOL X 20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AGUA OXIGENADA - FRASCO X 1000 ML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MICROBRUSH 2 MM (VERDE / NARANJA) - PAQ X 100 UNID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string" calcext:value-type="string">
            <text:p>REMA - UNID X 400 GR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UGENOL - FRASCO X 15 ML</text:p>
          </table:table-cell>
          <table:table-cell table:style-name="ce3" office:value-type="float" office:value="8.5" calcext:value-type="float">
            <text:p>8.50</text:p>
          </table:table-cell>
          <table:table-cell table:number-columns-repeated="1021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PERNO FIBRA DE VIDRIO #3 - KIT X 5 UNIDADES</text:p>
          </table:table-cell>
          <table:table-cell table:style-name="ce3" office:value-type="float" office:value="9.45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PERNO FIBRA DE VIDRIO #4 - KIT X 5 UNIDADES</text:p>
          </table:table-cell>
          <table:table-cell table:style-name="ce3" office:value-type="float" office:value="9.45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PERNO FIBRA DE VIDRIO #0 - KIT X 5 UNIDADES</text:p>
          </table:table-cell>
          <table:table-cell table:style-name="ce3" office:value-type="float" office:value="9.45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string" calcext:value-type="string">
            <text:p>TOPE DE GOMA TAMAÑO GRANDE - PAQ X 3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string" calcext:value-type="string">
            <text:p>TOPE DE GOMA TAMAÑO MEDIANO - PAQ X 3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TOPE DE GOMA TAMAÑO PEQUEÑO - PAQ X 3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UNTAS NAVI TIPS (IRRIGADOR) - JUEGO X 3 UNID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ASTA PROFILACTICA - FRASCO X 50 GR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SEPARADORES - PQT X 1000 UND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string" calcext:value-type="string">
            <text:p>DESINFECTANTE (PISOS) X 3L.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1021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ACIDO MURIATICO</text:p>
          </table:table-cell>
          <table:table-cell table:style-name="ce3" office:value-type="float" office:value="12" calcext:value-type="float">
            <text:p>12.00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VASELINA - UNID</text:p>
          </table:table-cell>
          <table:table-cell table:style-name="ce3" office:value-type="float" office:value="12" calcext:value-type="float">
            <text:p>12.00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GUANTES"M" - CAJA X 100 UND</text:p>
          </table:table-cell>
          <table:table-cell table:style-name="ce3" office:value-type="float" office:value="13" calcext:value-type="float">
            <text:p>13.00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FORMOCRESOL - FRASCO X 10ML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LIMPIA FRESAS - UNID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HEMOSTATICO - FRASCO X 10 ML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ALCOHOL YODADO - FRASCO X 1 LT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string" calcext:value-type="string">
            <text:p>ALGODON HIDROFILO 500GR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DORMONID (SEDANTE) - CAPSULA DE 15 GR.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1021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JERINGA DE TUBERCULINA 1 ML - CAJA X 100 UND</text:p>
          </table:table-cell>
          <table:table-cell table:style-name="ce3" office:value-type="float" office:value="17" calcext:value-type="float">
            <text:p>17.00</text:p>
          </table:table-cell>
          <table:table-cell table:number-columns-repeated="1021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CUÑAS DE MADERA - CAJA X 100 UNID</text:p>
          </table:table-cell>
          <table:table-cell table:style-name="ce3" office:value-type="float" office:value="18" calcext:value-type="float">
            <text:p>18.00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SILANO - FRASCO X 5ML</text:p>
          </table:table-cell>
          <table:table-cell table:style-name="ce3" office:value-type="float" office:value="18" calcext:value-type="float">
            <text:p>18.00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OXIDO DE ZINC - FRASCO X 450 GR.</text:p>
          </table:table-cell>
          <table:table-cell table:style-name="ce3" office:value-type="float" office:value="19" calcext:value-type="float">
            <text:p>19.00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LAMBRE DE LIGADURA # 10 - ROLLO 25MM</text:p>
          </table:table-cell>
          <table:table-cell table:style-name="ce3" office:value-type="float" office:value="19" calcext:value-type="float">
            <text:p>19.00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LAMBRE DE LIGADURA # 12 - ROLLO 30MM</text:p>
          </table:table-cell>
          <table:table-cell table:style-name="ce3" office:value-type="float" office:value="19" calcext:value-type="float">
            <text:p>19.00</text:p>
          </table:table-cell>
          <table:table-cell table:number-columns-repeated="1021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string" calcext:value-type="string">
            <text:p>PORTA DONAS - UNID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LAMBRE # 14 - ROLLO 35MM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LAMBRE # 18 - ROLLO 45MM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CLORHEXIDINA 2% - FRASCO X 1 00 ML LIQUIDO</text:p>
          </table:table-cell>
          <table:table-cell table:style-name="ce3" office:value-type="float" office:value="21" calcext:value-type="float">
            <text:p>21.00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SELLANTE PARA FOSAS Y FISURAS - JERINGA X 1.5 GR.</text:p>
          </table:table-cell>
          <table:table-cell table:style-name="ce3" office:value-type="float" office:value="23" calcext:value-type="float">
            <text:p>23.00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DYCAL - CAJA X 2 TUBOS DE 12 GR</text:p>
          </table:table-cell>
          <table:table-cell table:style-name="ce3" office:value-type="float" office:value="23" calcext:value-type="float">
            <text:p>23.00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RESINA LLIS EA2 - JERINGA X 2 GR.</text:p>
          </table:table-cell>
          <table:table-cell table:style-name="ce3" office:value-type="float" office:value="24.7" calcext:value-type="float">
            <text:p>24.70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LCOHOL MEDICINAL - FRASCOX 1000 ML</text:p>
          </table:table-cell>
          <table:table-cell table:style-name="ce3" office:value-type="float" office:value="25" calcext:value-type="float">
            <text:p>25.00</text:p>
          </table:table-cell>
          <table:table-cell table:number-columns-repeated="1021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string" calcext:value-type="string">
            <text:p>ASTROBRUSH PARA PULIDO (DORADO) VASO LARGO - UNID</text:p>
          </table:table-cell>
          <table:table-cell table:style-name="ce3" office:value-type="float" office:value="25" calcext:value-type="float">
            <text:p>25.00</text:p>
          </table:table-cell>
          <table:table-cell table:number-columns-repeated="1021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JERINGA DE 20 ML - CAJA X 100 UNID</text:p>
          </table:table-cell>
          <table:table-cell table:style-name="ce3" office:value-type="float" office:value="25" calcext:value-type="float">
            <text:p>25.00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CEITE LUBRICANTE (PARA PIEZA DE MANO) - SPRAY 480 ML</text:p>
          </table:table-cell>
          <table:table-cell table:style-name="ce3" office:value-type="float" office:value="28" calcext:value-type="float">
            <text:p>28.00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PROVICOL - KIT(BASE 42G X CATALIZADOR 15G)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1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CLORHEXIDINA 1.2% - FRASCO X 1 00 ML LIQUIDO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1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string" calcext:value-type="string">
            <text:p>ESPEJOS BUCALES - CAJA X 12 PZS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ALGODÓN - ROLLO X 1000GR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RESINA FLUIDA A1 (OPALLIS, MASTER FLOW, WAVE, DENSELL) - JERINGA X 2 GR.</text:p>
          </table:table-cell>
          <table:table-cell table:style-name="ce3" office:value-type="float" office:value="32.4" calcext:value-type="float">
            <text:p>32.40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HILO DENTAL - ROLLO X 500 M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string" calcext:value-type="string">
            <text:p>FRESA ENDO Z - UNID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GUTAPERCHA EN BARRA PARA OBTURACION PROVISORIA - FRASCO X 40 UNID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EMENTO DE FOSFATO DE ZINC (OXIFOSFATO) - KIT (LIQ. POLVO)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string" calcext:value-type="string">
            <text:p>KIT DE LIMPIEZA DE ORTODONCIA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1021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string" calcext:value-type="string">
            <text:p>ACRILICO DE TERMOCURADO POLVO ROSADO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ACRILICO DE TERMOCURADO POLVO TRANSPARENTE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string" calcext:value-type="string">
            <text:p>ACRILICO DE AUTOCURADO POLVO # 62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string" calcext:value-type="string">
            <text:p>ACRILICO DE AUTOCURADO POLVO TRANSPARENTE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string" calcext:value-type="string">
            <text:p>ACRILICO DE AUTOCURADO POLVO # 59 - FRASCO X 450 GR.</text:p>
          </table:table-cell>
          <table:table-cell table:style-name="ce3" office:value-type="float" office:value="37" calcext:value-type="float">
            <text:p>37.00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RESINA FLUIDA A2 (OPALLIS, MASTER FLOW, WAVE, DENSELL) - JERINGA X 2 GR.</text:p>
          </table:table-cell>
          <table:table-cell table:style-name="ce3" office:value-type="float" office:value="38" calcext:value-type="float">
            <text:p>38.00</text:p>
          </table:table-cell>
          <table:table-cell table:number-columns-repeated="1021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string" calcext:value-type="string">
            <text:p>TRANSPORTADOR CONTRA ANGULO MORSE</text:p>
          </table:table-cell>
          <table:table-cell table:style-name="ce3" table:formula="of:=12*3.23" office:value-type="float" office:value="38.76" calcext:value-type="float">
            <text:p>38.76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ROLLO DE PLASTICO PARA ESTERILIZAR - ROLLO</text:p>
          </table:table-cell>
          <table:table-cell table:style-name="ce3" office:value-type="float" office:value="40" calcext:value-type="float">
            <text:p>40.00</text:p>
          </table:table-cell>
          <table:table-cell table:number-columns-repeated="1021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string" calcext:value-type="string">
            <text:p>KIT DE LIMPIEZA DE IMPLANTE - KIT</text:p>
          </table:table-cell>
          <table:table-cell table:style-name="ce3" office:value-type="float" office:value="40" calcext:value-type="float">
            <text:p>40.00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APEL TOALLA - PAQ X 2 ROLLOS</text:p>
          </table:table-cell>
          <table:table-cell table:style-name="ce3" office:value-type="float" office:value="45" calcext:value-type="float">
            <text:p>45.00</text:p>
          </table:table-cell>
          <table:table-cell table:number-columns-repeated="1021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TOALLAS DOBLE HOJA X 150 UNID</text:p>
          </table:table-cell>
          <table:table-cell table:style-name="ce3" office:value-type="float" office:value="45" calcext:value-type="float">
            <text:p>45.00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CEMENTO ENDODONTICO SEALER 26 - KIT</text:p>
          </table:table-cell>
          <table:table-cell table:style-name="ce3" office:value-type="float" office:value="45" calcext:value-type="float">
            <text:p>45.00</text:p>
          </table:table-cell>
          <table:table-cell table:number-columns-repeated="102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JABON ESPUMA X 1 L.</text:p>
          </table:table-cell>
          <table:table-cell table:style-name="ce3" office:value-type="float" office:value="45" calcext:value-type="float">
            <text:p>45.00</text:p>
          </table:table-cell>
          <table:table-cell table:number-columns-repeated="1021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string" calcext:value-type="string">
            <text:p>CLORANFENICOL-CAPSULAS X 500 MG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ADENA DE PODER (LARGO) - ROLLO 4.50 M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CADENA DE PODER (INTERMEDIO) - ROLLO 4.50 M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1021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string" calcext:value-type="string">
            <text:p>LIQUIDO FIJADOR - BOTELLA X 1 L</text:p>
          </table:table-cell>
          <table:table-cell table:style-name="ce3" office:value-type="float" office:value="60" calcext:value-type="float">
            <text:p>60.00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INDURENT GEL (CATALIZADOR) - TUBO X 60 ML</text:p>
          </table:table-cell>
          <table:table-cell table:style-name="ce3" office:value-type="float" office:value="60" calcext:value-type="float">
            <text:p>60.00</text:p>
          </table:table-cell>
          <table:table-cell office:value-type="string" calcext:value-type="string">
            <text:p>mas fluido</text:p>
          </table:table-cell>
          <table:table-cell table:number-columns-repeated="102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LIGHT BODY ORAN WASH (ACTIVANTE) - PASTA 140 ML.</text:p>
          </table:table-cell>
          <table:table-cell table:style-name="ce3" office:value-type="float" office:value="60" calcext:value-type="float">
            <text:p>60.00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HILO RETRACTOR #00 - UNID X 244 CM</text:p>
          </table:table-cell>
          <table:table-cell table:style-name="ce3" office:value-type="float" office:value="60" calcext:value-type="float">
            <text:p>60.00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LIQUIDO REVELADOR - BOTELLA X 1 L</text:p>
          </table:table-cell>
          <table:table-cell table:style-name="ce3" office:value-type="float" office:value="65" calcext:value-type="float">
            <text:p>65.00</text:p>
          </table:table-cell>
          <table:table-cell table:number-columns-repeated="1021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AGUJA CON HILO 4.0 - ACIDO POLIGLICOLICO</text:p>
          </table:table-cell>
          <table:table-cell table:style-name="ce3" office:value-type="float" office:value="65.8" calcext:value-type="float">
            <text:p>65.80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ALEM PMCC (PASTA DE HIDROXIDO DE CALCIO) - KIT X 2 (PASTA X 2,7G, GL X 2,2 G)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1021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RESINA (Z250) A1 - JERINGA X 4GR.</text:p>
          </table:table-cell>
          <table:table-cell table:style-name="ce3" office:value-type="float" office:value="75.4" calcext:value-type="float">
            <text:p>75.40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RESINA (Z250) A3.5 - JERINGA X 4GR.</text:p>
          </table:table-cell>
          <table:table-cell table:style-name="ce3" office:value-type="float" office:value="75.4" calcext:value-type="float">
            <text:p>75.40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RESINA (Z250) B2 - JERINGA X 4GR.</text:p>
          </table:table-cell>
          <table:table-cell table:style-name="ce3" office:value-type="float" office:value="75.4" calcext:value-type="float">
            <text:p>75.40</text:p>
          </table:table-cell>
          <table:table-cell table:number-columns-repeated="1021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string" calcext:value-type="string">
            <text:p>TORRE PARA ARCOS - UNID</text:p>
          </table:table-cell>
          <table:table-cell table:style-name="ce3" office:value-type="float" office:value="92" calcext:value-type="float">
            <text:p>92.00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IONOMERO DE BASE (POLVO 33 GR, LIQUIDO) - KIT (POLVO 33 GR, LIQUIDO)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102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RADIOGRAFIA PEDIATRICA - CAJA X 100 UNID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RESINA PALFIQUE LX5 A2 - JERINGA X 3.8 GR.</text:p>
          </table:table-cell>
          <table:table-cell table:style-name="ce3" office:value-type="float" office:value="102" calcext:value-type="float">
            <text:p>102.00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RESINA PALFIQUE LX5 OA2 - JERINGA X 3.8 GR.</text:p>
          </table:table-cell>
          <table:table-cell table:style-name="ce3" office:value-type="float" office:value="102" calcext:value-type="float">
            <text:p>102.00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HESIVO (BOND 2.1, PRIME BOND 2.1) - FRASCO X 4 ML</text:p>
          </table:table-cell>
          <table:table-cell table:style-name="ce3" office:value-type="float" office:value="105" calcext:value-type="float">
            <text:p>105.00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CEMENTO RESINOSO DUAL ALLCEM (CATALIZADOR) - UNID X 2.5 GR</text:p>
          </table:table-cell>
          <table:table-cell table:style-name="ce3" office:value-type="float" office:value="105" calcext:value-type="float">
            <text:p>105.00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IONOMERO DE RESTAURACION - KIT (POLVO 12.5 GR, LIQUIDO8.5 ML)</text:p>
          </table:table-cell>
          <table:table-cell table:style-name="ce3" office:value-type="float" office:value="110" calcext:value-type="float">
            <text:p>110.00</text:p>
          </table:table-cell>
          <table:table-cell office:value-type="string" calcext:value-type="string">
            <text:p>ketak</text:p>
          </table:table-cell>
          <table:table-cell table:number-columns-repeated="1020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IONOMERO DE RESTAURACION - KIT (POLVO 15G, LIQUIDO 10G)</text:p>
          </table:table-cell>
          <table:table-cell table:style-name="ce3" office:value-type="float" office:value="120" calcext:value-type="float">
            <text:p>120.00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KIT SILICONA EN MASA ZETA PLUS - UNID</text:p>
          </table:table-cell>
          <table:table-cell table:style-name="ce3" office:value-type="float" office:value="130" calcext:value-type="float">
            <text:p>130.00</text:p>
          </table:table-cell>
          <table:table-cell table:number-columns-repeated="1021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IONOBOND</text:p>
          </table:table-cell>
          <table:table-cell table:style-name="ce3" office:value-type="float" office:value="130" calcext:value-type="float">
            <text:p>130.00</text:p>
          </table:table-cell>
          <table:table-cell table:number-columns-repeated="1021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ACRILICO DURALAY (KIT POLVO LIQUIDO) - KIT (POLVO 56G Y LIQUIDO 60 ML)</text:p>
          </table:table-cell>
          <table:table-cell table:style-name="ce3" office:value-type="float" office:value="150" calcext:value-type="float">
            <text:p>150.00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IONOMERO DE CEMENTACION - KIT (POLVO 30 GR, LIQUIDO 12ML)</text:p>
          </table:table-cell>
          <table:table-cell table:style-name="ce3" office:value-type="float" office:value="190" calcext:value-type="float">
            <text:p>190.00</text:p>
          </table:table-cell>
          <table:table-cell table:number-columns-repeated="1021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INJERTO OSEO (HUESO) - UNID</text:p>
          </table:table-cell>
          <table:table-cell table:style-name="ce3" table:formula="of:=60*3.23" office:value-type="float" office:value="193.8" calcext:value-type="float">
            <text:p>193.80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VITREMER - KIT(5GR./2.5ML.+ PRIMER 2ML)</text:p>
          </table:table-cell>
          <table:table-cell table:style-name="ce3" office:value-type="float" office:value="200" calcext:value-type="float">
            <text:p>200.00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PERIOAID GRANDE 5000 ML - BOTELLA X 5000 ML.</text:p>
          </table:table-cell>
          <table:table-cell table:style-name="ce3" office:value-type="float" office:value="225" calcext:value-type="float">
            <text:p>225.00</text:p>
          </table:table-cell>
          <table:table-cell table:number-columns-repeated="1021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IMPLANTE HE 4,1 X3,75X11.5 - CAJA X 1 UNIDADES</text:p>
          </table:table-cell>
          <table:table-cell table:style-name="ce3" table:formula="of:=80*3.23" office:value-type="float" office:value="258.4" calcext:value-type="float">
            <text:p>258.40</text:p>
          </table:table-cell>
          <table:table-cell table:number-columns-repeated="1021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IMPLANTE HE 4,1 X3,75X13 - CAJA X 1 UNIDADES</text:p>
          </table:table-cell>
          <table:table-cell table:style-name="ce3" table:formula="of:=80*3.23" office:value-type="float" office:value="258.4" calcext:value-type="float">
            <text:p>258.40</text:p>
          </table:table-cell>
          <table:table-cell table:number-columns-repeated="1021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IMPLANTE HE 4.1X3,75X7MM - CAJA X 1 UNIDADES</text:p>
          </table:table-cell>
          <table:table-cell table:style-name="ce3" table:formula="of:=80*3.23" office:value-type="float" office:value="258.4" calcext:value-type="float">
            <text:p>258.40</text:p>
          </table:table-cell>
          <table:table-cell table:number-columns-repeated="1021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string" calcext:value-type="string">
            <text:p>IMPLANTE HE 4.1X3,75X8.5MM - CAJA X 1 UNIDADES</text:p>
          </table:table-cell>
          <table:table-cell table:style-name="ce3" table:formula="of:=80*3.23" office:value-type="float" office:value="258.4" calcext:value-type="float">
            <text:p>258.40</text:p>
          </table:table-cell>
          <table:table-cell table:number-columns-repeated="1021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string" calcext:value-type="string">
            <text:p>IMPLANTE CONE MORSE 3.8X10MM - UNID</text:p>
          </table:table-cell>
          <table:table-cell table:style-name="ce3" table:formula="of:=200*3.23" office:value-type="float" office:value="646" calcext:value-type="float">
            <text:p>646.00</text:p>
          </table:table-cell>
          <table:table-cell table:number-columns-repeated="1021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string" calcext:value-type="string">
            <text:p>IMPLANTE CONE MORSE 3.8X11.5MM</text:p>
          </table:table-cell>
          <table:table-cell table:style-name="ce3" table:formula="of:=200*3.23" office:value-type="float" office:value="646" calcext:value-type="float">
            <text:p>646.00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3"/>
          <table:table-cell table:number-columns-repeated="1021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.A1:s.D38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8:59:14.8864930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hpMyAdmin 4.7.5</meta:initial-creator>
    <meta:creation-date>2017-11-29T10:51:48Z</meta:creation-date>
    <dc:date>2018-01-04T19:33:23.733617529</dc:date>
    <meta:editing-duration>PT2M32S</meta:editing-duration>
    <meta:editing-cycles>3</meta:editing-cycles>
    <meta:document-statistic meta:table-count="1" meta:cell-count="1147" meta:object-count="0"/>
  </office:meta>
</office:document-meta>
</file>